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6.694cm" style:rel-column-width="25785*"/>
    </style:style>
    <style:style style:name="Tabelle1.B" style:family="table-column">
      <style:table-column-properties style:column-width="10.319cm" style:rel-column-width="39750*"/>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justify" style:justify-single-word="false"/>
      <style:text-properties style:font-name="Arial" fo:font-size="12pt" style:font-size-asian="10.5pt" style:font-size-complex="12pt"/>
    </style:style>
    <style:style style:name="P2" style:family="paragraph" style:parent-style-name="Text_20_body">
      <style:paragraph-properties fo:text-align="justify" style:justify-single-word="false"/>
      <style:text-properties style:font-name="Arial" fo:font-size="12pt" fo:font-weight="bold" style:font-size-asian="10.5pt" style:font-weight-asian="bold" style:font-size-complex="12pt" style:font-weight-complex="bold"/>
    </style:style>
    <style:style style:name="P3" style:family="paragraph" style:parent-style-name="Text_20_body">
      <style:paragraph-properties fo:text-align="center" style:justify-single-word="false"/>
      <style:text-properties style:font-name="Arial" fo:font-size="12pt" fo:font-style="italic" style:font-size-asian="10.5pt" style:font-style-asian="italic" style:font-size-complex="12pt" style:font-style-complex="italic"/>
    </style:style>
    <style:style style:name="P4" style:family="paragraph" style:parent-style-name="Text_20_body">
      <style:paragraph-properties fo:text-align="justify" style:justify-single-word="false"/>
      <style:text-properties style:font-name="Arial" fo:font-size="12pt" fo:font-style="italic" style:font-size-asian="10.5pt" style:font-style-asian="italic" style:font-size-complex="12pt" style:font-style-complex="italic"/>
    </style:style>
    <style:style style:name="P5" style:family="paragraph" style:parent-style-name="Text_20_body">
      <style:paragraph-properties fo:text-align="justify" style:justify-single-word="false"/>
      <style:text-properties style:font-name="Arial" fo:font-size="12pt" fo:font-style="normal" style:font-size-asian="10.5pt" style:font-style-asian="normal" style:font-size-complex="12pt" style:font-style-complex="normal"/>
    </style:style>
    <style:style style:name="P6" style:family="paragraph" style:parent-style-name="Text_20_body">
      <style:paragraph-properties fo:text-align="justify" style:justify-single-word="false"/>
    </style:style>
    <style:style style:name="P7" style:family="paragraph" style:parent-style-name="Table_20_Contents">
      <style:paragraph-properties fo:text-align="justify" style:justify-single-word="false"/>
      <style:text-properties style:font-name="Arial" fo:font-size="12pt" style:font-size-asian="10.5pt" style:font-size-complex="12pt"/>
    </style:style>
    <style:style style:name="T1" style:family="text">
      <style:text-properties style:font-name="Arial" fo:font-size="12pt" style:font-size-asian="10.5pt" style:font-size-complex="12pt"/>
    </style:style>
    <style:style style:name="T2" style:family="text">
      <style:text-properties style:font-name="Arial" fo:font-size="12pt" fo:font-weight="normal" style:font-size-asian="10.5pt" style:font-weight-asian="normal" style:font-size-complex="12pt" style:font-weight-complex="normal"/>
    </style:style>
    <style:style style:name="T3"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2-INFOX</text:h>
      <text:p text:style-name="P1"/>
      <text:p text:style-name="P1">The INFOX-Module is the interface for transferring text-data and files. Its major function is to make sure all data that has been send is given to the specified method on the host server. To do so the team decided to use the cURL library. The data is furthermore send inside a JSON-string which is encrypted with 3DES algorithm.</text:p>
      <text:p text:style-name="P1"/>
      <text:p text:style-name="P2">cURL</text:p>
      <text:p text:style-name="P6"><text:span text:style-name="T2">The cURL library was first released in 1997. It </text:span><text:span text:style-name="T1">is a computer software project providing a library and command-line tool for transferring data using various protocols.</text:span></text:p>
      <text:p text:style-name="P1">cURL includes a command line interface and the libcurl-library which supports several protocols including HTTP / HTTPS and file transfer. It offers also username and password authentication and is IPv6 compatible.</text:p>
      <text:p text:style-name="P1"/>
      <text:p text:style-name="P1">In the application we only use a small amount of the libcurl library. The table shows the options that are set and their meaning:</text:p>
      <text:p text:style-name="P1"/>
      <table:table table:name="Tabelle1" table:style-name="Tabelle1">
        <table:table-column table:style-name="Tabelle1.A"/>
        <table:table-column table:style-name="Tabelle1.B"/>
        <table:table-row>
          <table:table-cell table:style-name="Tabelle1.A1" office:value-type="string">
            <text:p text:style-name="P7">CURLOPT_URL</text:p>
          </table:table-cell>
          <table:table-cell table:style-name="Tabelle1.B1" office:value-type="string">
            <text:p text:style-name="P7">Sets the destination URL</text:p>
          </table:table-cell>
        </table:table-row>
        <table:table-row>
          <table:table-cell table:style-name="Tabelle1.A2" office:value-type="string">
            <text:p text:style-name="P7">CURLOPT_POST</text:p>
          </table:table-cell>
          <table:table-cell table:style-name="Tabelle1.B2" office:value-type="string">
            <text:p text:style-name="P7">If true it defines that post data is send</text:p>
          </table:table-cell>
        </table:table-row>
        <table:table-row>
          <table:table-cell table:style-name="Tabelle1.A2" office:value-type="string">
            <text:p text:style-name="P7">CURLOPT_RETURNTRANSFER</text:p>
          </table:table-cell>
          <table:table-cell table:style-name="Tabelle1.B2" office:value-type="string">
            <text:p text:style-name="P7">If true the transfer returns a string</text:p>
          </table:table-cell>
        </table:table-row>
        <table:table-row>
          <table:table-cell table:style-name="Tabelle1.A2" office:value-type="string">
            <text:p text:style-name="P7">CURLOPT_SSL_VERIFYPEER</text:p>
          </table:table-cell>
          <table:table-cell table:style-name="Tabelle1.B2" office:value-type="string">
            <text:p text:style-name="P7">If false cURL stops to verify the peers certificate</text:p>
          </table:table-cell>
        </table:table-row>
        <table:table-row>
          <table:table-cell table:style-name="Tabelle1.A2" office:value-type="string">
            <text:p text:style-name="P7">CURLOPT_POSTFIELDS</text:p>
          </table:table-cell>
          <table:table-cell table:style-name="Tabelle1.B2" office:value-type="string">
            <text:p text:style-name="P7">The full data to post in a HTTP post operation</text:p>
          </table:table-cell>
        </table:table-row>
      </table:table>
      <text:p text:style-name="P1"/>
      <text:p text:style-name="P1"/>
      <text:p text:style-name="P2">JSON</text:p>
      <text:p text:style-name="P1">The JavaScript Object Notation is a textbased fileformat for communication between different applikation / server. We decided to use JSON instead of Xml because of its slim but powerful usage.All data which is transferred between two server is packed in a JSON string which can also handle multi arrays.</text:p>
      <text:p text:style-name="P1"/>
      <text:p text:style-name="P2">3DES encryption</text:p>
      <text:p text:style-name="P1">The Data Encryption Standard is a symmetric encryption algorithm. Even thou the DES is less save, encrypting it three times (Triple DES) makes it very safe and it is still the most used encryption method.</text:p>
      <text:p text:style-name="P1"/>
      <text:p text:style-name="P2">Implementation</text:p>
      <text:p text:style-name="P1">There are a few ways the start a transfer. First there is the data transfer. It needs the methods, the tables and the data for each method.</text:p>
      <text:p text:style-name="P3">public function dataTransfer($method, $table, $data, $idInst) { }</text:p>
      <text:p text:style-name="P1"><text:s/>A JSON string is constructed with the tables and the data. In the next step another JSON <text:soft-page-break/>string is constructed with the method to be called on the host server and the first JSON string as a parameter.</text:p>
      <text:p text:style-name="P4">Example of the JSON String:</text:p>
      <text:p text:style-name="P4">[</text:p>
      <text:p text:style-name="P4"><text:tab/>{</text:p>
      <text:p text:style-name="P4"><text:tab/><text:tab/>"method":"Method 1",</text:p>
      <text:p text:style-name="P4"><text:tab/><text:tab/>"params":{</text:p>
      <text:p text:style-name="P4"><text:tab/><text:tab/><text:tab/>"table":"Table 1",</text:p>
      <text:p text:style-name="P4"><text:tab/><text:tab/><text:tab/>"data":{</text:p>
      <text:p text:style-name="P4"><text:tab/><text:tab/><text:tab/><text:tab/>"Data 1.1":"Value 1.1",</text:p>
      <text:p text:style-name="P4"><text:tab/><text:tab/><text:tab/><text:tab/>"Data 1.2":"Value 1.2"</text:p>
      <text:p text:style-name="P4"><text:tab/><text:tab/><text:tab/>}</text:p>
      <text:p text:style-name="P4"><text:tab/><text:tab/>}</text:p>
      <text:p text:style-name="P4"><text:tab/>},</text:p>
      <text:p text:style-name="P4"><text:tab/>{</text:p>
      <text:p text:style-name="P4"><text:tab/><text:tab/>"method":"Method 2",</text:p>
      <text:p text:style-name="P4"><text:tab/><text:tab/>"params":{</text:p>
      <text:p text:style-name="P4"><text:tab/><text:tab/><text:tab/>"table":"Table 2",</text:p>
      <text:p text:style-name="P4"><text:tab/><text:tab/><text:tab/>"data":{</text:p>
      <text:p text:style-name="P4"><text:tab/><text:tab/><text:tab/><text:tab/>"Data 2.1":"Value 2.1",</text:p>
      <text:p text:style-name="P4"><text:tab/><text:tab/><text:tab/><text:tab/>"Data 2.2":"Value 2.2"</text:p>
      <text:p text:style-name="P4"><text:tab/><text:tab/><text:tab/>}</text:p>
      <text:p text:style-name="P4"><text:tab/><text:tab/>}</text:p>
      <text:p text:style-name="P4"><text:tab/>}</text:p>
      <text:p text:style-name="P4">]</text:p>
      <text:p text:style-name="P4"/>
      <text:p text:style-name="P5">In the next step the string is encoded with 3DES encryption so that no plain text will be send over the WWW.</text:p>
      <text:p text:style-name="P1"><text:span text:style-name="T3">On the host server, the crypted String is decoded into Plain text and </text:span>the JSON string is decoded into an object. The method will be loaded (if it exists) and finally called. </text:p>
      <text:p text:style-name="P1"/>
      <text:p text:style-name="P1">The other way to make a transfer is for files. This method requires the filename, the specified host institution, the user-id and finally the method to load on the host server.</text:p>
      <text:p text:style-name="P3">public function fileTransfer($method, $file, $idInst, $userid) { }</text:p>
      <text:p text:style-name="P1"><text:s/>Again a JSON string is constructed with the method and the user-id as folder-parameter. This string is also encoded with 3DES algorithm to avoid sending plain text. </text:p>
      <text:p text:style-name="P1">On the host server the crypted string is decoded to plain text and the JSON string is again decoded into an object and the given method is call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6-22T11:56:31</dc:date>
    <meta:generator>LibreOffice/3.3$Unix LibreOffice_project/330m19$Build-202</meta:generator>
    <meta:editing-duration>PT5H19M55S</meta:editing-duration>
    <meta:editing-cycles>7</meta:editing-cycles>
    <meta:document-statistic meta:table-count="1" meta:image-count="0" meta:object-count="0" meta:page-count="2" meta:paragraph-count="53" meta:word-count="533" meta:character-count="3204"/>
  </office:meta>
</office:document-meta>
</file>